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Lucidasans, 'Lucida Sans', 'Arial Unicode MS'"/>
    <style:font-face style:name="Times New Roman" svg:font-family="'Times New Roman'"/>
    <style:font-face style:name="times" svg:font-family="times" style:font-family-generic="roman"/>
    <style:font-face style:name="Bitstream Charter" svg:font-family="'Bitstream Charter'" style:font-pitch="variable"/>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office:font-face-decls>
  <office:automatic-styles>
    <style:style style:name="P1" style:family="paragraph" style:parent-style-name="Heading_20_1">
      <style:text-properties style:font-name="Times" fo:font-size="12pt" fo:language="en" fo:country="GB" style:font-name-asian="HG Mincho Light J" style:font-size-asian="12pt" style:font-name-complex="Tahoma" style:font-size-complex="12pt"/>
    </style:style>
    <style:style style:name="P2" style:family="paragraph" style:parent-style-name="Heading_20_2">
      <style:text-properties style:font-name="Times" fo:font-size="12pt" style:font-size-asian="12pt" style:font-size-complex="12pt"/>
    </style:style>
    <style:style style:name="P3" style:family="paragraph" style:parent-style-name="Standard" style:list-style-name="L1">
      <style:paragraph-properties fo:margin-top="0.199cm" fo:margin-bottom="0.199cm" style:contextual-spacing="false" text:number-lines="false" text:line-number="0"/>
      <style:text-properties style:font-name="times" fo:font-size="12pt" style:font-size-asian="12pt" style:font-size-complex="12pt"/>
    </style:style>
    <style:style style:name="P4" style:family="paragraph" style:parent-style-name="Standard">
      <style:paragraph-properties fo:margin-top="0cm" fo:margin-bottom="0cm" style:contextual-spacing="false" text:number-lines="false" text:line-number="0"/>
      <style:text-properties style:font-name="Times" officeooo:rsid="00193384"/>
    </style:style>
    <style:style style:name="P5" style:family="paragraph" style:parent-style-name="Standard">
      <style:paragraph-properties fo:margin-top="0cm" fo:margin-bottom="0cm" style:contextual-spacing="false" text:number-lines="false" text:line-number="0"/>
      <style:text-properties style:font-name="Times" fo:font-size="12pt" officeooo:rsid="00193384" style:font-size-asian="12pt" style:font-size-complex="12pt"/>
    </style:style>
    <style:style style:name="P6" style:family="paragraph" style:parent-style-name="Standard">
      <style:paragraph-properties fo:margin-top="0.4cm" fo:margin-bottom="0.199cm" style:contextual-spacing="false" text:number-lines="false" text:line-number="0"/>
      <style:text-properties style:font-name="Times"/>
    </style:style>
    <style:style style:name="T1" style:family="text">
      <style:text-properties style:font-name="Bitstream Charter"/>
    </style:style>
    <style:style style:name="T2" style:family="text">
      <style:text-properties officeooo:rsid="00193384"/>
    </style:style>
    <style:style style:name="T3" style:family="text">
      <style:text-properties style:font-name="Times"/>
    </style:style>
    <style:style style:name="T4" style:family="text">
      <style:text-properties style:font-name="Times" officeooo:rsid="00193384"/>
    </style:style>
    <style:style style:name="T5" style:family="text">
      <style:text-properties fo:font-style="italic" style:font-style-asian="italic" style:font-style-complex="italic"/>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Ingredients</text:h>
      <text:p text:style-name="P4">2 cups hot tea</text:p>
      <text:p text:style-name="P4">280 grams dried fruit (or 140 grams each raisins and sultanas)</text:p>
      <text:p text:style-name="P4">90 grams soft brown sugar</text:p>
      <text:p text:style-name="P4">340 grams self-raising flour</text:p>
      <text:p text:style-name="P4">1 egg</text:p>
      <text:p text:style-name="P5">1 teaspoons mixed spice</text:p>
      <text:p text:style-name="P4">1 lemon, grated rind</text:p>
      <text:h text:style-name="P2" text:outline-level="2">Method</text:h>
      <text:list xml:id="list2781708670" text:style-name="L1">
        <text:list-item>
          <text:p text:style-name="P3">Put tea, and dried fruit into a bowl and leave to stand overnight.</text:p>
        </text:list-item>
        <text:list-item>
          <text:p text:style-name="P3">Strain the fruit, saving the liquid. </text:p>
        </text:list-item>
        <text:list-item>
          <text:p text:style-name="P3">Add brown sugar, lemon rind, mixed spice, egg, and sifted self-rising flour to the fruit. </text:p>
        </text:list-item>
        <text:list-item>
          <text:p text:style-name="P3">Add the liquid a bit at a time until the batter is of a soft, dropping consistency. </text:p>
        </text:list-item>
        <text:list-item>
          <text:p text:style-name="P3">Pour into a grease paper lined loaf tin.</text:p>
        </text:list-item>
        <text:list-item>
          <text:p text:style-name="P3">Bake at 160°C, for <text:s/>1½ hours.</text:p>
        </text:list-item>
        <text:list-item>
          <text:p text:style-name="P3">Turn down oven to 120°C and bake for another 1½ hours.</text:p>
        </text:list-item>
        <text:list-item>
          <text:p text:style-name="P3">Turn out and cool on a wire rack.</text:p>
        </text:list-item>
        <text:list-item>
          <text:p text:style-name="P3">When cold store in an airtight tin until required.</text:p>
        </text:list-item>
      </text:list>
      <text:p text:style-name="P6"><text:span text:style-name="T5">This cake improves with keeping for a week or two. <text:line-break/>Serve sliced thinly and spread with butte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Lucidasans, 'Lucida Sans', 'Arial Unicode MS'"/>
    <style:font-face style:name="Times New Roman" svg:font-family="'Times New Roman'"/>
    <style:font-face style:name="times" svg:font-family="times" style:font-family-generic="roman"/>
    <style:font-face style:name="Bitstream Charter" svg:font-family="'Bitstream Charter'" style:font-pitch="variable"/>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AU" style:font-name-asian="Bitstream Vera Sans"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AU" style:font-name-asian="Bitstream Vera Sans"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New Roman" fo:font-family="'Times New Roman'" style:font-name-complex="Tahoma1"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name-complex="Tahoma1" style:font-family-complex="Tahoma, Lucidasans, 'Lucida Sans', 'Arial Unicode MS'"/>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GB" style:font-name-asian="HG Mincho Light J" style:font-size-asian="12pt" style:font-name-complex="Tahoma" style:font-size-complex="12pt"/>
    </style:style>
    <style:style style:name="MT1" style:family="text"/>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a xlink:type="simple" xlink:href="https://en.wikipedia.org/wiki/Bara_brith" text:style-name="Internet_20_link" text:visited-style-name="Visited_20_Internet_20_Link">Bara Brith</text:a> (Welsh Fruitcake)</text:p>
      </style:head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1.1.0$Linux_X86_64 LibreOffice_project/00$Build-1</meta:generator>
    <meta:initial-creator>Frank Jung</meta:initial-creator>
    <meta:creation-date>2005-05-28T17:57:42</meta:creation-date>
    <dc:creator>Frank H</dc:creator>
    <dc:date>2020-08-22T09:47:58.888557642</dc:date>
    <dc:language>en-AU</dc:language>
    <meta:editing-cycles>16</meta:editing-cycles>
    <meta:editing-duration>PT59M19S</meta:editing-duration>
    <meta:document-statistic meta:table-count="0" meta:image-count="0" meta:object-count="0" meta:page-count="1" meta:paragraph-count="20" meta:word-count="161" meta:character-count="818" meta:non-whitespace-character-count="683"/>
    <meta:user-defined meta:name="Info 1"/>
    <meta:user-defined meta:name="Info 2"/>
    <meta:user-defined meta:name="Info 3"/>
    <meta:user-defined meta:name="Info 4"/>
  </office:meta>
</office:document-meta>
</file>